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in" fo:margin-right="0in" fo:text-indent="0in" style:auto-text-indent="false"/>
      <style:text-properties fo:font-style="normal" fo:font-weight="normal" officeooo:rsid="00278791" officeooo:paragraph-rsid="00278791" style:font-style-asian="normal" style:font-weight-asian="normal" style:font-style-complex="normal" style:font-weight-complex="normal"/>
    </style:style>
    <style:style style:name="P4" style:family="paragraph" style:parent-style-name="Standard">
      <style:paragraph-properties fo:margin-left="0in" fo:margin-right="0in" fo:text-indent="0in" style:auto-text-indent="false"/>
      <style:text-properties fo:font-style="normal" fo:font-weight="normal" officeooo:rsid="002ca587" officeooo:paragraph-rsid="002ca587" style:font-style-asian="normal" style:font-weight-asian="normal" style:font-style-complex="normal" style:font-weight-complex="normal"/>
    </style:style>
    <style:style style:name="P5" style:family="paragraph" style:parent-style-name="Standard">
      <style:paragraph-properties fo:margin-left="0in" fo:margin-right="0in" fo:text-indent="0in" style:auto-text-indent="false"/>
      <style:text-properties fo:font-style="normal" fo:font-weight="normal" officeooo:rsid="00299bc5" officeooo:paragraph-rsid="00278791" style:font-style-asian="normal" style:font-weight-asian="normal" style:font-style-complex="normal" style:font-weight-complex="normal"/>
    </style:style>
    <style:style style:name="P6" style:family="paragraph" style:parent-style-name="Hanging_20_indent">
      <style:paragraph-properties fo:margin-left="0.198in" fo:margin-right="0in" fo:margin-top="0in" fo:margin-bottom="0in" style:contextual-spacing="false" fo:text-indent="-0.1965in" style:auto-text-indent="false"/>
      <style:text-properties officeooo:paragraph-rsid="00278791"/>
    </style:style>
    <style:style style:name="P7" style:family="paragraph" style:parent-style-name="Standard">
      <style:text-properties officeooo:rsid="00278791"/>
    </style:style>
    <style:style style:name="P8" style:family="paragraph" style:parent-style-name="Hanging_20_indent" style:master-page-name="">
      <style:paragraph-properties fo:margin-left="0.198in" fo:margin-right="0in" fo:margin-top="0in" fo:margin-bottom="0in" style:contextual-spacing="false" fo:text-indent="-0.1965in" style:auto-text-indent="false" style:page-number="auto"/>
      <style:text-properties officeooo:paragraph-rsid="00333ac7"/>
    </style:style>
    <style:style style:name="P9" style:family="paragraph" style:parent-style-name="Standard">
      <style:paragraph-properties fo:margin-left="0in" fo:margin-right="0in" fo:text-indent="0in" style:auto-text-indent="false"/>
      <style:text-properties fo:font-style="normal" fo:font-weight="normal" officeooo:rsid="002f5a87" officeooo:paragraph-rsid="002f5a87" style:font-style-asian="normal" style:font-weight-asian="normal" style:font-style-complex="normal" style:font-weight-complex="normal"/>
    </style:style>
    <style:style style:name="P10" style:family="paragraph" style:parent-style-name="Standard">
      <style:paragraph-properties fo:margin-left="0.5in" fo:margin-right="0in" fo:text-indent="0in" style:auto-text-indent="false"/>
      <style:text-properties officeooo:paragraph-rsid="002ffb13"/>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ffb13"/>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02ffb13"/>
    </style:style>
    <style:style style:name="P13" style:family="paragraph" style:parent-style-name="Standard">
      <loext:graphic-properties draw:fill="none"/>
      <style:paragraph-properties fo:margin-left="0.5in" fo:margin-right="0in" fo:text-indent="0in" style:auto-text-indent="false" fo:background-color="transparent"/>
      <style:text-properties officeooo:rsid="002ffb13" officeooo:paragraph-rsid="002ffb13"/>
    </style:style>
    <style:style style:name="T1" style:family="text">
      <style:text-properties officeooo:rsid="00191d17"/>
    </style:style>
    <style:style style:name="T2" style:family="text">
      <style:text-properties officeooo:rsid="001baccc"/>
    </style:style>
    <style:style style:name="T3" style:family="text">
      <style:text-properties officeooo:rsid="00278791"/>
    </style:style>
    <style:style style:name="T4" style:family="text">
      <style:text-properties officeooo:rsid="002f5a87"/>
    </style:style>
    <style:style style:name="T5" style:family="text">
      <style:text-properties officeooo:rsid="002ffb13"/>
    </style:style>
    <style:style style:name="T6" style:family="text">
      <style:text-properties officeooo:rsid="00319100"/>
    </style:style>
    <style:style style:name="T7" style:family="text">
      <style:text-properties officeooo:rsid="00333ac7"/>
    </style:style>
    <style:style style:name="T8" style:family="text">
      <style:text-properties fo:font-style="normal" fo:font-weight="normal" officeooo:rsid="00278791" style:font-style-asian="normal" style:font-weight-asian="normal" style:font-style-complex="normal" style:font-weight-complex="normal"/>
    </style:style>
    <style:style style:name="T9" style:family="text">
      <style:text-properties fo:font-style="normal" fo:font-weight="normal" officeooo:rsid="002f5a87" style:font-style-asian="normal" style:font-weight-asian="normal" style:font-style-complex="normal" style:font-weight-complex="normal"/>
    </style:style>
    <style:style style:name="T10" style:family="text">
      <style:text-properties fo:font-style="normal" fo:font-weight="normal" officeooo:rsid="00333ac7"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fm_<text:span text:style-name="T3">write</text:span> <text:span text:style-name="T3">write</text:span><text:span text:style-name="T7">s</text:span><text:span text:style-name="T3"> an emulator file to a disk drive. Currently it can only write an entire disk at once. </text:span><text:span text:style-name="T4">It has limited testing. A couple people have successfully used it. </text:span><text:span text:style-name="T3"><text:s/>It will pick up number of cylinders and heads to write from emulator file. </text:span><text:span text:style-name="T8">This program does not do anything to avoid using bad locations/</text:span><text:span text:style-name="T9">sectors</text:span><text:span text:style-name="T8"> on the disk </text:span><text:span text:style-name="T10">so unless the drive is error free you will likely end up with some files with read errors.</text:span></text:p>
      <text:p text:style-name="P6"><text:s/></text:p>
      <text:p text:style-name="P7">Emulation_file <text:span text:style-name="T6">and drive </text:span>must be specified.</text:p>
      <text:p text:style-name="Standard"/>
      <text:p text:style-name="P1">--drive <text:s/>-<text:span text:style-name="T2">d</text:span> #</text:p>
      <text:p text:style-name="P2">Drive number to select for reading. <text:span text:style-name="T1">Drives are number 1 to 4. </text:span></text:p>
      <text:p text:style-name="P1">--emulation_file -m filename</text:p>
      <text:p text:style-name="P2">File <text:span text:style-name="T4">to write to disk drive.</text:span></text:p>
      <text:p text:style-name="Standard">--quiet <text:s/>-q #h</text:p>
      <text:p text:style-name="P10">Bit mask to select which messages don't print. 0 is print all messages. Default is 1 (no debug messages). Higher bits are more important messages in general.</text:p>
      <text:p text:style-name="P12">--precomp_<text:span text:style-name="T5">cyl</text:span> <text:span text:style-name="T5">#</text:span></text:p>
      <text:p text:style-name="P13">First cylinder to apply precompensation on. Cylinder number starts with 0. <text:span text:style-name="T6">Default is to not apply precompensation.</text:span></text:p>
      <text:p text:style-name="P12">--precomp_ns <text:span text:style-name="T5">#[,#]</text:span></text:p>
      <text:p text:style-name="P11"><text:span text:style-name="T5">If single number is specified its used for both early and late precompensation. If two numbers are specified the first is early and the second late precompensation. Value is in nanoseconds and must be 0 to 30. Default is 0.</text:span></text:p>
      <text:p text:style-name="Standard">--unbuffered_seek <text:s/>-u</text:p>
      <text:p text:style-name="P2">Use unbuffered/ST506 seeks. Default is buffered/ST412.</text:p>
      <text:p text:style-name="P1">--version -v</text:p>
      <text:p text:style-name="P2">Print program version number.</text:p>
      <text:p text:style-name="Standard"/>
      <text:p text:style-name="P9">Execute setup_mfm_write once before using mfm_write. With the version 11.# operating system image you can use setup_mfm_read after setup_mfm_write and vice versa without needing to reboot.</text:p>
      <text:p text:style-name="P4"/>
      <text:p text:style-name="P3">Use mfm_read to verify the disk is properly written <text:span text:style-name="T4">after writing the image</text:span>.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4-04-30T10:25:33.333091245</dc:date>
    <meta:editing-duration>PT17H15M10S</meta:editing-duration>
    <meta:editing-cycles>42</meta:editing-cycles>
    <meta:generator>LibreOffice/7.6.5.2$Linux_X86_64 LibreOffice_project/60$Build-2</meta:generator>
    <meta:document-statistic meta:table-count="0" meta:image-count="0" meta:object-count="0" meta:page-count="1" meta:paragraph-count="19" meta:word-count="257" meta:character-count="1517" meta:non-whitespace-character-count="1278"/>
  </office:meta>
</office:document-meta>
</file>